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654d" officeooo:paragraph-rsid="001b654d"/>
    </style:style>
    <style:style style:name="P2" style:family="paragraph" style:parent-style-name="Standard">
      <style:text-properties officeooo:rsid="001c11e7" officeooo:paragraph-rsid="001c11e7"/>
    </style:style>
    <style:style style:name="P3" style:family="paragraph" style:parent-style-name="Standard">
      <style:text-properties officeooo:rsid="001c69ee" officeooo:paragraph-rsid="001c69ee"/>
    </style:style>
    <style:style style:name="P4" style:family="paragraph" style:parent-style-name="Standard">
      <style:text-properties officeooo:rsid="001fef0b" officeooo:paragraph-rsid="001fef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git</text:p>
      <text:p text:style-name="P1"/>
      <text:p text:style-name="P2">continuando o teste</text:p>
      <text:p text:style-name="P2"/>
      <text:p text:style-name="P3">mais uma alteração</text:p>
      <text:p text:style-name="P3"/>
      <text:p text:style-name="P4">ourtra alteraçã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17:18:21.263796439</meta:creation-date>
    <dc:date>2022-10-12T21:15:54.740378025</dc:date>
    <meta:editing-duration>PT1M50S</meta:editing-duration>
    <meta:editing-cycles>5</meta:editing-cycles>
    <meta:generator>LibreOffice/7.3.6.2$Linux_X86_64 LibreOffice_project/30$Build-2</meta:generator>
    <meta:document-statistic meta:table-count="0" meta:image-count="0" meta:object-count="0" meta:page-count="1" meta:paragraph-count="4" meta:word-count="10" meta:character-count="62" meta:non-whitespace-character-count="56"/>
  </office:meta>
</office:document-meta>
</file>